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pitch="variable"/>
    <style:font-face style:name="Times new" svg:font-family="'Times new'" style:font-adornments="Regular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1" svg:font-family="'Times new'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37cm" fo:min-width="7.12cm"/>
      <style:paragraph-properties style:writing-mode="lr-tb"/>
    </style:style>
    <style:style style:name="gr2" style:family="graphic" style:parent-style-name="objectwithoutfill">
      <style:graphic-properties draw:textarea-vertical-align="middle" draw:auto-grow-height="false" fo:min-height="2.29cm" fo:min-width="4.58cm"/>
      <style:paragraph-properties style:writing-mode="lr-tb"/>
    </style:style>
    <style:style style:name="gr3" style:family="graphic" style:parent-style-name="objectwithoutfill">
      <style:graphic-properties draw:textarea-vertical-align="middle" draw:auto-grow-height="false" fo:min-height="3.56cm" fo:min-width="4.5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4.58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objectwithoutfill">
      <style:graphic-properties draw:marker-end="Arrowheads_20_8" draw:marker-end-width="0.3cm" draw:fill="none" draw:textarea-vertical-align="middle"/>
    </style:style>
    <style:style style:name="gr15" style:family="graphic" style:parent-style-name="objectwithoutfill">
      <style:graphic-properties draw:marker-end="Arrowheads_20_9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margin-top="0.152cm" fo:margin-bottom="0cm" fo:text-align="center"/>
    </style:style>
    <style:style style:name="P4" style:family="paragraph">
      <style:paragraph-properties fo:margin-top="0.203cm" fo:margin-bottom="0cm"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</style:style>
    <style:style style:name="T1" style:family="text">
      <style:text-properties style:font-name="Times new1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Times new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25.079cm" svg:y="16.24cm">
          <text:p text:style-name="P1"><text:span text:style-name="T1">M</text:span><text:span text:style-name="T1">C</text:span><text:span text:style-name="T1">U</text:span><text:span text:style-name="T1"> </text:span><text:span text:style-name="T1">E</text:span><text:span text:style-name="T1">S</text:span><text:span text:style-name="T1">P</text:span><text:span text:style-name="T1">3</text:span><text:span text:style-name="T1">2</text:span></text:p>
          <text:p text:style-name="P1"><text:span text:style-name="T2">D</text:span><text:span text:style-name="T2">0</text:span><text:span text:style-name="T2">W</text:span><text:span text:style-name="T2">D</text:span><text:span text:style-name="T2">R</text:span><text:span text:style-name="T2">2</text:span><text:span text:style-name="T2">-</text:span><text:span text:style-name="T2">V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2.54cm" svg:x="40.37cm" svg:y="17.51cm">
          <text:p text:style-name="P2">Камера </text:p>
          <text:p text:style-name="P2"><text:span text:style-name="T3">OV76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3.81cm" svg:x="11.16cm" svg:y="7.35cm">
          <text:p text:style-name="P3">Аккумулятор</text:p>
          <text:p text:style-name="P3">A-BLOCK C60.10BP</text:p>
          <text:p text:style-name="P3">6В 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08cm" svg:height="2.54cm" svg:x="22.59cm" svg:y="4.81cm">
          <text:p text:style-name="P2">ВИП 3В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08cm" svg:height="2.54cm" svg:x="22.59cm" svg:y="8.62cm">
          <text:p text:style-name="P2">ВИП 5В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2.54cm" svg:x="16.24cm" svg:y="17.51cm">
          <text:p text:style-name="P2"><text:span text:style-name="T3">Приемник</text:span></text:p>
          <text:p text:style-name="P2"><text:span text:style-name="T4">MX-RM-5V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3.81cm" svg:x="23.86cm" svg:y="27.67cm">
          <text:p text:style-name="P4"><text:span text:style-name="T3">Блок движения</text:span><text:span text:style-name="T3"><text:line-break/></text:span><text:span text:style-name="T3">F130-2190 (2x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2.54cm" svg:x="35.29cm" svg:y="26.4cm">
          <text:p text:style-name="P2"><text:span text:style-name="T3">Блок направления</text:span></text:p>
          <text:p text:style-name="P2"><text:span text:style-name="T3">MS-1.3-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08cm" svg:height="2.54cm" svg:x="22.59cm" svg:y="12.43cm">
          <text:p text:style-name="P2">ВИП 3.3В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0.05cm" svg:y1="6.08cm" svg:x2="22.59cm" svg:y2="6.08cm">
          <text:p/>
        </draw:line>
        <draw:line draw:style-name="gr5" draw:text-style-name="P5" draw:layer="layout" svg:x1="20.05cm" svg:y1="9.89cm" svg:x2="22.59cm" svg:y2="9.89cm">
          <text:p/>
        </draw:line>
        <draw:line draw:style-name="gr5" draw:text-style-name="P5" draw:layer="layout" svg:x1="20.05cm" svg:y1="13.7cm" svg:x2="22.59cm" svg:y2="13.7cm">
          <text:p/>
        </draw:line>
        <draw:line draw:style-name="gr6" draw:text-style-name="P5" draw:layer="layout" svg:x1="16.24cm" svg:y1="9.255cm" svg:x2="20.05cm" svg:y2="9.255cm">
          <text:p/>
        </draw:line>
        <draw:line draw:style-name="gr6" draw:text-style-name="P5" draw:layer="layout" svg:x1="20.05cm" svg:y1="9.255cm" svg:x2="20.05cm" svg:y2="13.7cm">
          <text:p/>
        </draw:line>
        <draw:line draw:style-name="gr6" draw:text-style-name="P5" draw:layer="layout" svg:x1="20.05cm" svg:y1="9.255cm" svg:x2="20.05cm" svg:y2="6.08cm">
          <text:p/>
        </draw:line>
        <draw:line draw:style-name="gr6" draw:text-style-name="P5" draw:layer="layout" svg:x1="39.1cm" svg:y1="17.51cm" svg:x2="39.1cm" svg:y2="18.78cm">
          <text:p/>
        </draw:line>
        <draw:line draw:style-name="gr7" draw:text-style-name="P5" draw:layer="layout" svg:x1="39.1cm" svg:y1="18.78cm" svg:x2="40.37cm" svg:y2="18.78cm">
          <text:p/>
        </draw:line>
        <draw:frame draw:style-name="gr8" draw:text-style-name="P6" draw:layer="layout" svg:width="1.874cm" svg:height="0.988cm" svg:x="17.192cm" svg:y="8.937cm">
          <draw:text-box>
            <text:p>+6V</text:p>
          </draw:text-box>
        </draw:frame>
        <draw:line draw:style-name="gr5" draw:text-style-name="P5" draw:layer="layout" svg:x1="27.67cm" svg:y1="6.08cm" svg:x2="31.48cm" svg:y2="6.08cm">
          <text:p/>
        </draw:line>
        <draw:line draw:style-name="gr5" draw:text-style-name="P5" draw:layer="layout" svg:x1="27.67cm" svg:y1="9.89cm" svg:x2="31.797cm" svg:y2="9.89cm">
          <text:p/>
        </draw:line>
        <draw:line draw:style-name="gr5" draw:text-style-name="P5" draw:layer="layout" svg:x1="31.48cm" svg:y1="13.7cm" svg:x2="31.48cm" svg:y2="16.24cm">
          <text:p/>
        </draw:line>
        <draw:frame draw:style-name="gr8" draw:text-style-name="P6" draw:layer="layout" svg:width="1.874cm" svg:height="0.988cm" svg:x="28.653cm" svg:y="5.727cm">
          <draw:text-box>
            <text:p>+3V</text:p>
          </draw:text-box>
        </draw:frame>
        <draw:line draw:style-name="gr5" draw:text-style-name="P5" draw:layer="layout" svg:x1="49.577cm" svg:y1="18.78cm" svg:x2="45.45cm" svg:y2="18.78cm">
          <text:p/>
        </draw:line>
        <draw:frame draw:style-name="gr8" draw:text-style-name="P6" draw:layer="layout" svg:width="1.874cm" svg:height="0.988cm" svg:x="46.751cm" svg:y="18.427cm">
          <draw:text-box>
            <text:p>+3V</text:p>
          </draw:text-box>
        </draw:frame>
        <draw:line draw:style-name="gr6" draw:text-style-name="P5" draw:layer="layout" svg:x1="31.48cm" svg:y1="13.7cm" svg:x2="27.67cm" svg:y2="13.7cm">
          <text:p/>
        </draw:line>
        <draw:frame draw:style-name="gr8" draw:text-style-name="P6" draw:layer="layout" svg:width="2.479cm" svg:height="0.988cm" svg:x="28.306cm" svg:y="13.382cm">
          <draw:text-box>
            <text:p>+3.3V</text:p>
          </draw:text-box>
        </draw:frame>
        <draw:line draw:style-name="gr6" draw:text-style-name="P5" draw:layer="layout" svg:x1="32.432cm" svg:y1="18.78cm" svg:x2="37.83cm" svg:y2="18.78cm">
          <text:p/>
        </draw:line>
        <draw:line draw:style-name="gr6" draw:text-style-name="P5" draw:layer="layout" svg:x1="37.83cm" svg:y1="18.78cm" svg:x2="37.83cm" svg:y2="21.32cm">
          <text:p/>
        </draw:line>
        <draw:line draw:style-name="gr6" draw:text-style-name="P5" draw:layer="layout" svg:x1="37.83cm" svg:y1="21.32cm" svg:x2="42.91cm" svg:y2="21.32cm">
          <text:p/>
        </draw:line>
        <draw:line draw:style-name="gr9" draw:text-style-name="P5" draw:layer="layout" svg:x1="42.91cm" svg:y1="21.32cm" svg:x2="42.91cm" svg:y2="20.05cm">
          <text:p/>
        </draw:line>
        <draw:frame draw:style-name="gr8" draw:text-style-name="P6" draw:layer="layout" svg:width="2.06cm" svg:height="0.988cm" svg:x="38.465cm" svg:y="21.002cm">
          <draw:text-box>
            <text:p>GPIO</text:p>
          </draw:text-box>
        </draw:frame>
        <draw:line draw:style-name="gr10" draw:text-style-name="P5" draw:layer="layout" svg:x1="21.32cm" svg:y1="18.78cm" svg:x2="25.13cm" svg:y2="18.78cm">
          <text:p/>
        </draw:line>
        <draw:line draw:style-name="gr11" draw:text-style-name="P5" draw:layer="layout" svg:x1="12.43cm" svg:y1="18.78cm" svg:x2="16.24cm" svg:y2="18.78cm">
          <text:p/>
        </draw:line>
        <draw:frame draw:style-name="gr12" draw:text-style-name="P6" draw:layer="layout" svg:width="1.905cm" svg:height="0.988cm" svg:x="13.065cm" svg:y="18.427cm">
          <draw:text-box>
            <text:p>+5V</text:p>
          </draw:text-box>
        </draw:frame>
        <draw:frame draw:style-name="gr8" draw:text-style-name="P6" draw:layer="layout" svg:width="1.874cm" svg:height="0.988cm" svg:x="28.653cm" svg:y="9.537cm">
          <draw:text-box>
            <text:p>+5V</text:p>
          </draw:text-box>
        </draw:frame>
        <draw:frame draw:style-name="gr8" draw:text-style-name="P6" draw:layer="layout" svg:width="2.06cm" svg:height="0.988cm" svg:x="22.435cm" svg:y="18.462cm">
          <draw:text-box>
            <text:p>GPIO</text:p>
          </draw:text-box>
        </draw:frame>
        <draw:line draw:style-name="gr13" draw:text-style-name="P5" draw:layer="layout" svg:x1="26.4cm" svg:y1="23.86cm" svg:x2="26.4cm" svg:y2="27.67cm">
          <text:p/>
        </draw:line>
        <draw:line draw:style-name="gr14" draw:text-style-name="P5" draw:layer="layout" svg:x1="31.48cm" svg:y1="27.67cm" svg:x2="34.972cm" svg:y2="27.67cm">
          <text:p/>
        </draw:line>
        <draw:line draw:style-name="gr6" draw:text-style-name="P5" draw:layer="layout" svg:x1="31.48cm" svg:y1="23.86cm" svg:x2="31.48cm" svg:y2="27.67cm">
          <text:p/>
        </draw:line>
        <draw:line draw:style-name="gr5" draw:text-style-name="P5" draw:layer="layout" svg:x1="44.496cm" svg:y1="27.67cm" svg:x2="40.369cm" svg:y2="27.67cm">
          <text:p/>
        </draw:line>
        <draw:frame draw:style-name="gr8" draw:text-style-name="P6" draw:layer="layout" svg:width="1.874cm" svg:height="0.988cm" svg:x="41.64cm" svg:y="27.352cm">
          <draw:text-box>
            <text:p>+3V</text:p>
          </draw:text-box>
        </draw:frame>
        <draw:line draw:style-name="gr5" draw:text-style-name="P5" draw:layer="layout" svg:x1="19.732cm" svg:y1="29.575cm" svg:x2="23.859cm" svg:y2="29.575cm">
          <text:p/>
        </draw:line>
        <draw:frame draw:style-name="gr8" draw:text-style-name="P6" draw:layer="layout" svg:width="1.874cm" svg:height="0.988cm" svg:x="20.716cm" svg:y="29.222cm">
          <draw:text-box>
            <text:p>+5V</text:p>
          </draw:text-box>
        </draw:frame>
        <draw:frame draw:style-name="gr8" draw:text-style-name="P6" draw:layer="layout" svg:width="2.2cm" svg:height="0.988cm" svg:x="25.292cm" svg:y="25.13cm">
          <draw:text-box>
            <text:p>ШИМ</text:p>
          </draw:text-box>
        </draw:frame>
        <draw:frame draw:style-name="gr8" draw:text-style-name="P6" draw:layer="layout" svg:width="2.2cm" svg:height="0.988cm" svg:x="30.527cm" svg:y="25.13cm">
          <draw:text-box>
            <text:p>ШИМ</text:p>
          </draw:text-box>
        </draw:frame>
        <draw:line draw:style-name="gr15" draw:text-style-name="P5" draw:layer="layout" svg:x1="39.1cm" svg:y1="17.51cm" svg:x2="32.75cm" svg:y2="17.51cm">
          <text:p/>
        </draw:line>
        <draw:frame draw:style-name="gr8" draw:text-style-name="P6" draw:layer="layout" svg:width="1.535cm" svg:height="0.988cm" svg:x="34.082cm" svg:y="17.192cm">
          <draw:text-box>
            <text:p>I2C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pitch="variable"/>
    <style:font-face style:name="Times new" svg:font-family="'Times new'" style:font-adornments="Regular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1" svg:font-family="'Times new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_20_Dot_20_4" svg:stroke-width="0.051cm" svg:stroke-color="#000000" draw:marker-start-width="0.279cm" draw:marker-end-width="0.279cm" draw:fill="solid" draw:fill-color="#fffff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" fo:font-family="'Times new'" style:font-style-name="Regular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24pt" fo:language="ru" fo:country="RU" fo:font-weight="bold" style:letter-kerning="true" style:font-name-asian="Noto Serif CJK SC" style:font-family-asian="'Noto Serif CJK SC'" style:font-pitch-asian="variable" style:font-size-asian="24pt" style:language-asian="zh" style:country-asian="CN" style:font-weight-asian="bold" style:font-name-complex="Liberation Serif1" style:font-family-complex="'Liberation Serif', 'Times New Roman'" style:font-family-generic-complex="roman" style:font-pitch-complex="variable" style:font-size-complex="24pt" style:language-complex="hi" style:country-complex="IN" style:font-weight-complex="bold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4pt" fo:language="ru" fo:country="RU" style:letter-kerning="true" style:font-name-asian="Noto Sans CJK SC" style:font-family-asian="'Noto Sans CJK SC'" style:font-pitch-asian="variable" style:font-size-asian="14pt" style:language-asian="zh" style:country-asian="CN" style:font-name-complex="Liberation Sans" style:font-family-complex="'Liberation Sans', Arial" style:font-family-generic-complex="roman" style:font-pitch-complex="variable" style:font-size-complex="14pt" style:language-complex="hi" style:country-complex="IN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17" style:display-name="ListLabel 17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16" style:display-name="ListLabel 16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15" style:display-name="ListLabel 15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14" style:display-name="ListLabel 14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13" style:display-name="ListLabel 13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12" style:display-name="ListLabel 12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11" style:display-name="ListLabel 11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10" style:display-name="ListLabel 10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9" style:display-name="ListLabel 9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8" style:display-name="ListLabel 8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7" style:display-name="ListLabel 7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6" style:display-name="ListLabel 6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5" style:display-name="ListLabel 5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3" style:display-name="ListLabel 3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Numbering_20_Symbols" style:display-name="Numbering Symbols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fo:font-style="italic" style:letter-kerning="true" style:font-name-asian="Noto Serif CJK SC" style:font-family-asian="'Noto Serif CJK SC'" style:font-pitch-asian="variable" style:font-size-asian="12pt" style:language-asian="zh" style:country-asian="CN" style:font-style-asian="italic" style:font-name-complex="Liberation Serif1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6T01:01:44.979817954</meta:creation-date>
    <dc:date>2023-10-14T12:23:42.279536640</dc:date>
    <meta:editing-duration>PT9H17M15S</meta:editing-duration>
    <meta:editing-cycles>6</meta:editing-cycles>
    <meta:generator>LibreOffice/7.3.7.2$Linux_X86_64 LibreOffice_project/30$Build-2</meta:generator>
    <meta:document-statistic meta:object-count="47"/>
  </office:meta>
</office:document-meta>
</file>